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Footnote">
      <style:text-properties style:font-name="Times New Roman" fo:font-size="9pt" style:font-size-asian="9pt" style:font-size-complex="9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margin-left="1.251cm" fo:margin-right="0cm" fo:text-indent="0cm" style:auto-text-indent="false"/>
      <style:text-properties fo:font-size="10pt" style:font-size-asian="10pt" style:font-size-complex="10pt"/>
    </style:style>
    <style:style style:name="P21" style:family="paragraph" style:parent-style-name="Standard">
      <style:paragraph-properties fo:margin-left="-1.27cm" fo:margin-right="0cm" fo:text-indent="0cm" style:auto-text-indent="false"/>
      <style:text-properties fo:font-size="10pt" style:font-size-asian="10pt" style:font-size-complex="10pt"/>
    </style:style>
    <style:style style:name="P22" style:family="paragraph" style:parent-style-name="Preformatted_20_Text">
      <style:paragraph-properties fo:margin-left="0cm" fo:margin-right="0cm" fo:text-indent="0cm" style:auto-text-indent="false"/>
      <style:text-properties style:font-name="Courier New"/>
    </style:style>
    <style:style style:name="P23" style:family="paragraph" style:parent-style-name="Preformatted_20_Text">
      <style:paragraph-properties fo:margin-left="1.27cm" fo:margin-right="0cm" fo:text-indent="0cm" style:auto-text-indent="false"/>
      <style:text-properties style:font-name="Courier New"/>
    </style:style>
    <style:style style:name="P24"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5" style:family="paragraph" style:parent-style-name="Contents_20_3">
      <style:paragraph-properties>
        <style:tab-stops/>
      </style:paragraph-properties>
    </style:style>
    <style:style style:name="P26" style:family="paragraph" style:parent-style-name="Contents_20_1">
      <style:paragraph-properties>
        <style:tab-stops/>
      </style:paragraph-properties>
    </style:style>
    <style:style style:name="P27" style:family="paragraph" style:parent-style-name="Heading_20_1">
      <style:paragraph-properties fo:break-before="page"/>
    </style:style>
    <style:style style:name="P28" style:family="paragraph" style:parent-style-name="Preformatted_20_Text" style:list-style-name="L1"/>
    <style:style style:name="P29" style:family="paragraph" style:parent-style-name="Preformatted_20_Text" style:list-style-name="L2">
      <style:text-properties style:font-name="Times New Roman" fo:font-size="11pt" style:font-size-asian="11pt" style:font-size-complex="11pt"/>
    </style:style>
    <style:style style:name="P30" style:family="paragraph" style:parent-style-name="Preformatted_20_Text" style:list-style-name="L4">
      <style:text-properties style:font-name="Times New Roman" fo:font-size="11pt" style:font-size-asian="11pt" style:font-size-complex="11pt"/>
    </style:style>
    <style:style style:name="P31" style:family="paragraph" style:parent-style-name="Preformatted_20_Text" style:list-style-name="L4"/>
    <style:style style:name="P32" style:family="paragraph" style:parent-style-name="Preformatted_20_Text" style:list-style-name="L4">
      <style:text-properties style:font-name="Courier1"/>
    </style:style>
    <style:style style:name="P33" style:family="paragraph" style:parent-style-name="Preformatted_20_Text" style:list-style-name="L4">
      <style:paragraph-properties fo:margin-top="0cm" fo:margin-bottom="0.499cm"/>
      <style:text-properties style:font-name="Times New Roman" fo:font-size="11pt" style:font-size-asian="11pt" style:font-size-complex="11pt"/>
    </style:style>
    <style:style style:name="P34" style:family="paragraph" style:parent-style-name="CoverTitle" style:master-page-name="CoverPage">
      <style:paragraph-properties style:page-number="auto"/>
    </style:style>
    <style:style style:name="P35" style:family="paragraph" style:parent-style-name="Index_20_Separator">
      <style:paragraph-properties>
        <style:tab-stops/>
      </style:paragraph-properties>
    </style:style>
    <style:style style:name="P36" style:family="paragraph" style:parent-style-name="Index_20_1">
      <style:paragraph-properties>
        <style:tab-stops/>
      </style:paragraph-properties>
    </style:style>
    <style:style style:name="P37" style:family="paragraph" style:parent-style-name="Heading_20_3">
      <style:text-properties style:font-name="Helvetica4" fo:font-size="12pt" fo:font-weight="bold"/>
    </style:style>
    <style:style style:name="P38" style:family="paragraph" style:parent-style-name="Text_20_body" style:list-style-name="L1">
      <style:text-properties style:font-name="Times New Roman" fo:font-size="11pt" style:font-size-asian="11pt" style:font-size-complex="11pt"/>
    </style:style>
    <style:style style:name="P39" style:family="paragraph" style:parent-style-name="Text_20_body" style:list-style-name="L2">
      <style:text-properties style:font-name="Times New Roman" fo:font-size="11pt" style:font-size-asian="11pt" style:font-size-complex="11pt"/>
    </style:style>
    <style:style style:name="P40" style:family="paragraph" style:parent-style-name="Text_20_body" style:list-style-name="L3">
      <style:text-properties style:font-name="Times New Roman" fo:font-size="11pt" style:font-size-asian="11pt" style:font-size-complex="11pt"/>
    </style:style>
    <style:style style:name="P41" style:family="paragraph" style:parent-style-name="Text_20_body" style:list-style-name="L4">
      <style:text-properties style:font-name="Times New Roman" fo:font-size="11pt" style:font-size-asian="11pt" style:font-size-complex="11pt"/>
    </style:style>
    <style:style style:name="P42" style:family="paragraph" style:parent-style-name="Text_20_body" style:list-style-name="L5">
      <style:text-properties style:font-name="Times New Roman" fo:font-size="11pt" style:font-size-asian="11pt" style:font-size-complex="11pt"/>
    </style:style>
    <style:style style:name="P43" style:family="paragraph" style:parent-style-name="Text_20_body" style:list-style-name="L6">
      <style:text-properties style:font-name="Times New Roman" fo:font-size="11pt" style:font-size-asian="11pt" style:font-size-complex="11pt"/>
    </style:style>
    <style:style style:name="P44" style:family="paragraph" style:parent-style-name="Text_20_body" style:list-style-name="L8">
      <style:text-properties style:font-name="Times New Roman" fo:font-size="11pt" style:font-size-asian="11pt" style:font-size-complex="11pt"/>
    </style:style>
    <style:style style:name="P45" style:family="paragraph" style:parent-style-name="Text_20_body" style:list-style-name="L9">
      <style:text-properties style:font-name="Times New Roman" fo:font-size="11pt" style:font-size-asian="11pt" style:font-size-complex="11pt"/>
    </style:style>
    <style:style style:name="P46" style:family="paragraph" style:parent-style-name="Text_20_body" style:list-style-name="L10">
      <style:text-properties style:font-name="Times New Roman" fo:font-size="11pt"/>
    </style:style>
    <style:style style:name="P47" style:family="paragraph" style:parent-style-name="Text_20_body" style:list-style-name="L11">
      <style:text-properties style:font-name="Times New Roman" fo:font-size="11pt"/>
    </style:style>
    <style:style style:name="P48" style:family="paragraph" style:parent-style-name="Text_20_body" style:list-style-name="L12">
      <style:text-properties style:font-name="Times New Roman" fo:font-size="11pt"/>
    </style:style>
    <style:style style:name="P49" style:family="paragraph" style:parent-style-name="Text_20_body" style:list-style-name="L13">
      <style:text-properties style:font-name="Times New Roman" fo:font-size="11pt"/>
    </style:style>
    <style:style style:name="P50" style:family="paragraph" style:parent-style-name="Text_20_body" style:list-style-name="L7">
      <style:text-properties style:font-name="Times New Roman"/>
    </style:style>
    <style:style style:name="P51" style:family="paragraph" style:parent-style-name="Text_20_body" style:list-style-name="L12">
      <style:text-properties style:font-name="Times New Roman"/>
    </style:style>
    <style:style style:name="P52" style:family="paragraph" style:parent-style-name="Text_20_body" style:list-style-name="L13">
      <style:text-properties style:font-name="Times New Roman"/>
    </style:style>
    <style:style style:name="P53" style:family="paragraph" style:parent-style-name="Text_20_body" style:list-style-name="L3"/>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fo:font-weight="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text-position="super 58%"/>
    </style:style>
    <style:style style:name="T13" style:family="text">
      <style:text-properties fo:font-style="normal" style:font-style-asian="normal" style:font-style-complex="normal"/>
    </style:style>
    <style:style style:name="T14" style:family="text">
      <style:text-properties fo:font-size="11pt"/>
    </style:style>
    <style:style style:name="T15" style:family="text">
      <style:text-properties style:font-name="Courier2" fo:font-size="10pt"/>
    </style:style>
    <style:style style:name="T16" style:family="text">
      <style:text-properties fo:font-size="10pt"/>
    </style:style>
    <style:style style:name="T17" style:family="text">
      <style:text-properties fo:font-size="10pt" fo:font-weight="bold"/>
    </style:style>
    <style:style style:name="T18" style:family="text">
      <style:text-properties style:font-name="Helvetica4" fo:font-size="12pt" fo:font-weight="bold"/>
    </style:style>
    <style:style style:name="T19" style:family="text">
      <style:text-properties style:font-name="Courier New"/>
    </style:style>
    <style:style style:name="T20" style:family="text">
      <style:text-properties style:font-name="Courier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34">NetRexx User Guide</text:p>
      <text:p text:style-name="CoverDate">September 1<text:span text:style-name="T12">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23070_1016530491" text:style-name="Internet_20_link" text:visited-style-name="Internet_20_link"><text:span text:style-name="Strong_20_Emphasis">Introduction</text:span></text:a> <text:s text:c="4"/><text:span text:style-name="Page_20_Number">5</text:span></text:p>
          <text:p text:style-name="P26"><text:alphabetical-index-mark-start text:id="IMark258727596"/><text:a xlink:type="simple" xlink:href="#__RefHeading__23072_1016530491" text:style-name="Internet_20_link" text:visited-style-name="Internet_20_link"><text:span text:style-name="Strong_20_Emphasis">Install</text:span></text:a><text:alphabetical-index-mark-end text:id="IMark258727596"/><text:a xlink:type="simple" xlink:href="#__RefHeading__23072_1016530491" text:style-name="Internet_20_link" text:visited-style-name="Internet_20_link"><text:span text:style-name="Strong_20_Emphasis">ation</text:span></text:a> <text:s text:c="4"/><text:span text:style-name="Page_20_Number">7</text:span></text:p>
          <text:p text:style-name="P26"><text:alphabetical-index-mark-start text:id="IMark258727596" text:main-entry="true"/><text:a xlink:type="simple" xlink:href="#__RefHeading__2358_867219443" text:style-name="Internet_20_link" text:visited-style-name="Internet_20_link"><text:span text:style-name="Strong_20_Emphasis">Unpacking</text:span></text:a><text:alphabetical-index-mark-end text:id="IMark258727596"/><text:a xlink:type="simple" xlink:href="#__RefHeading__2358_867219443" text:style-name="Internet_20_link" text:visited-style-name="Internet_20_link"><text:span text:style-name="Strong_20_Emphasis"> the NetRexx package</text:span></text:a> <text:s text:c="4"/><text:span text:style-name="Page_20_Number">9</text:span></text:p>
          <text:p text:style-name="P26"><text:alphabetical-index-mark-start text:id="IMark258727596"/><text:a xlink:type="simple" xlink:href="#__RefHeading__23086_1016530491" text:style-name="Internet_20_link" text:visited-style-name="Internet_20_link"><text:span text:style-name="Strong_20_Emphasis">Install</text:span></text:a><text:alphabetical-index-mark-end text:id="IMark258727596"/><text:a xlink:type="simple" xlink:href="#__RefHeading__23086_1016530491" text:style-name="Internet_20_link" text:visited-style-name="Internet_20_link"><text:span text:style-name="Strong_20_Emphasis">ing the NetRexx Translator</text:span></text:a> <text:s text:c="4"/><text:span text:style-name="Page_20_Number">11</text:span></text:p>
          <text:p text:style-name="P26"><text:alphabetical-index-mark-start text:id="IMark258727596"/><text:a xlink:type="simple" xlink:href="#__RefHeading__2373_1453098226" text:style-name="Internet_20_link" text:visited-style-name="Internet_20_link"><text:span text:style-name="Strong_20_Emphasis">Install</text:span></text:a><text:alphabetical-index-mark-end text:id="IMark258727596"/><text:a xlink:type="simple" xlink:href="#__RefHeading__2373_1453098226" text:style-name="Internet_20_link" text:visited-style-name="Internet_20_link"><text:span text:style-name="Strong_20_Emphasis">ing just the NetRexx Runtime</text:span></text:a> <text:s text:c="4"/><text:span text:style-name="Page_20_Number">13</text:span></text:p>
          <text:p text:style-name="P26"><text:a xlink:type="simple" xlink:href="#__RefHeading__4919_1453098226" text:style-name="Internet_20_link" text:visited-style-name="Internet_20_link"><text:span text:style-name="Strong_20_Emphasis">Testing the NetRexx </text:span></text:a><text:alphabetical-index-mark-start text:id="IMark258727596"/><text:a xlink:type="simple" xlink:href="#__RefHeading__4919_1453098226" text:style-name="Internet_20_link" text:visited-style-name="Internet_20_link"><text:span text:style-name="Strong_20_Emphasis">Install</text:span></text:a><text:alphabetical-index-mark-end text:id="IMark258727596"/><text:a xlink:type="simple" xlink:href="#__RefHeading__4919_1453098226" text:style-name="Internet_20_link" text:visited-style-name="Internet_20_link"><text:span text:style-name="Strong_20_Emphasis">ation</text:span></text:a> <text:s text:c="4"/><text:span text:style-name="Page_20_Number">15</text:span></text:p>
          <text:p text:style-name="P26"><text:a xlink:type="simple" xlink:href="#__RefHeading__2375_1453098226" text:style-name="Internet_20_link" text:visited-style-name="Internet_20_link"><text:span text:style-name="Strong_20_Emphasis">Using the NetRexx Translator</text:span></text:a> <text:s text:c="4"/><text:span text:style-name="Page_20_Number">17</text:span></text:p>
          <text:p text:style-name="P26"><text:a xlink:type="simple" xlink:href="#__RefHeading__4921_1453098226" text:style-name="Internet_20_link" text:visited-style-name="Internet_20_link"><text:span text:style-name="Strong_20_Emphasis">Using the Translator as a Compiler</text:span></text:a> <text:s text:c="4"/><text:span text:style-name="Page_20_Number">19</text:span></text:p>
          <text:p text:style-name="P25"><text:a xlink:type="simple" xlink:href="#__RefHeading__4923_1453098226" text:style-name="Internet_20_link" text:visited-style-name="Internet_20_link">Compiling multiple programs and using packages </text:a><text:s text:c="5"/><text:span text:style-name="Page_20_Number">21</text:span></text:p>
          <text:p text:style-name="P26"><text:a xlink:type="simple" xlink:href="#__RefHeading__4925_1453098226" text:style-name="Internet_20_link" text:visited-style-name="Internet_20_link"><text:span text:style-name="Strong_20_Emphasis">Using the </text:span></text:a><text:alphabetical-index-mark-start text:id="IMark258727596" text:main-entry="true"/><text:alphabetical-index-mark-start text:id="IMark258726060" text:main-entry="true"/><text:a xlink:type="simple" xlink:href="#__RefHeading__4925_1453098226" text:style-name="Internet_20_link" text:visited-style-name="Internet_20_link"><text:span text:style-name="Strong_20_Emphasis">prompt</text:span></text:a><text:alphabetical-index-mark-end text:id="IMark258726060"/><text:alphabetical-index-mark-end text:id="IMark258727596"/><text:a xlink:type="simple" xlink:href="#__RefHeading__4925_1453098226" text:style-name="Internet_20_link" text:visited-style-name="Internet_20_link"><text:span text:style-name="Strong_20_Emphasis"> option</text:span></text:a> <text:s text:c="4"/><text:span text:style-name="Page_20_Number">25</text:span></text:p>
          <text:p text:style-name="P26"><text:a xlink:type="simple" xlink:href="#__RefHeading__4927_1453098226" text:style-name="Internet_20_link" text:visited-style-name="Internet_20_link"><text:span text:style-name="Strong_20_Emphasis">Using the translator as an </text:span></text:a><text:alphabetical-index-mark-start text:id="IMark258727596"/><text:a xlink:type="simple" xlink:href="#__RefHeading__4927_1453098226" text:style-name="Internet_20_link" text:visited-style-name="Internet_20_link"><text:span text:style-name="Strong_20_Emphasis">Interpreter</text:span></text:a><text:alphabetical-index-mark-end text:id="IMark258727596"/> <text:s text:c="4"/><text:span text:style-name="Page_20_Number">27</text:span></text:p>
          <text:p text:style-name="P25"><text:a xlink:type="simple" xlink:href="#__RefHeading__4929_1453098226" text:style-name="Internet_20_link" text:visited-style-name="Internet_20_link">Interpreting programs </text:a><text:s text:c="5"/><text:span text:style-name="Page_20_Number">27</text:span></text:p>
          <text:p text:style-name="P25"><text:a xlink:type="simple" xlink:href="#__RefHeading__4931_1453098226" text:style-name="Internet_20_link" text:visited-style-name="Internet_20_link">Interpreting – Hints and Tips </text:a><text:s text:c="5"/><text:span text:style-name="Page_20_Number">28</text:span></text:p>
          <text:p text:style-name="P25"><text:a xlink:type="simple" xlink:href="#__RefHeading__4933_1453098226" text:style-name="Internet_20_link" text:visited-style-name="Internet_20_link">Interpreting – </text:a><text:alphabetical-index-mark-start text:id="IMark258727596" text:main-entry="true"/><text:a xlink:type="simple" xlink:href="#__RefHeading__4933_1453098226" text:style-name="Internet_20_link" text:visited-style-name="Internet_20_link">Performance</text:a><text:alphabetical-index-mark-end text:id="IMark258727596"/><text:a xlink:type="simple" xlink:href="#__RefHeading__4933_1453098226" text:style-name="Internet_20_link" text:visited-style-name="Internet_20_link"> </text:a><text:s text:c="5"/><text:span text:style-name="Page_20_Number">29</text:span></text:p>
          <text:p text:style-name="P26"><text:a xlink:type="simple" xlink:href="#__RefHeading__4935_1453098226" text:style-name="Internet_20_link" text:visited-style-name="Internet_20_link"><text:span text:style-name="Strong_20_Emphasis">Using the </text:span></text:a><text:alphabetical-index-mark-start text:id="IMark258727596" text:main-entry="true"/><text:a xlink:type="simple" xlink:href="#__RefHeading__4935_1453098226" text:style-name="Internet_20_link" text:visited-style-name="Internet_20_link"><text:span text:style-name="Strong_20_Emphasis">NetRexxA API</text:span></text:a><text:alphabetical-index-mark-end text:id="IMark258727596"/> <text:s text:c="4"/><text:span text:style-name="Page_20_Number">31</text:span></text:p>
          <text:p text:style-name="P25"><text:a xlink:type="simple" xlink:href="#__RefHeading__4937_1453098226" text:style-name="Internet_20_link" text:visited-style-name="Internet_20_link">The NetRexxA constructor </text:a><text:s text:c="5"/><text:span text:style-name="Page_20_Number">32</text:span></text:p>
          <text:p text:style-name="P25"><text:a xlink:type="simple" xlink:href="#__RefHeading__4939_1453098226" text:style-name="Internet_20_link" text:visited-style-name="Internet_20_link">The parse method </text:a><text:s text:c="5"/><text:span text:style-name="Page_20_Number">33</text:span></text:p>
          <text:p text:style-name="P25"><text:a xlink:type="simple" xlink:href="#__RefHeading__4941_1453098226" text:style-name="Internet_20_link" text:visited-style-name="Internet_20_link">The </text:a><text:alphabetical-index-mark-start text:id="IMark258727596" text:main-entry="true"/><text:a xlink:type="simple" xlink:href="#__RefHeading__4941_1453098226" text:style-name="Internet_20_link" text:visited-style-name="Internet_20_link">getClassObject</text:a><text:alphabetical-index-mark-end text:id="IMark258727596"/><text:a xlink:type="simple" xlink:href="#__RefHeading__4941_1453098226" text:style-name="Internet_20_link" text:visited-style-name="Internet_20_link"> method </text:a><text:s text:c="5"/><text:span text:style-name="Page_20_Number">33</text:span></text:p>
          <text:p text:style-name="P26"><text:s text:c="5"/><text:span text:style-name="Page_20_Number">37</text:span></text:p>
          <text:p text:style-name="P26"><text:a xlink:type="simple" xlink:href="#__RefHeading__1032_867219443" text:style-name="Internet_20_link" text:visited-style-name="Internet_20_link"><text:span text:style-name="Strong_20_Emphasis">Index</text:span></text:a> <text:s text:c="4"/><text:span text:style-name="Page_20_Number">39</text:span></text:p>
        </text:index-body>
      </text:table-of-content>
      <text:h text:style-name="P27"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0">human-oriented </text:span>programming language which makes writing and using <text:alphabetical-index-mark-start text:id="IMark486280380"/>Java<text:alphabetical-index-mark-end text:id="IMark486280380"/>1 classes quicker and easier than writing in <text:alphabetical-index-mark-start text:id="IMark255023352"/>Java<text:alphabetical-index-mark-end text:id="IMark255023352"/><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486280380"/>Install<text:alphabetical-index-mark-end text:id="IMark486280380"/>ing NetRexx </text:p>
      <text:p text:style-name="P10">• Using the NetRexx translator as a compiler, <text:alphabetical-index-mark-start text:id="IMark486280380"/>interpreter<text:alphabetical-index-mark-end text:id="IMark486280380"/>, or syntax checker </text:p>
      <text:p text:style-name="P10">• Current restrictions.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0">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486280380"/><text:span text:style-name="T13">Install</text:span><text:alphabetical-index-mark-end text:id="IMark486280380"/><text:span text:style-name="T13">ation</text:span><text:bookmark-end text:name="__RefHeading__23072_1016530491"/></text:h>
      <text:p text:style-name="P14">This section of the document tells you how to unpack, <text:alphabetical-index-mark-start text:id="IMark486280380"/><text:alphabetical-index-mark-start text:id="IMark486280284"/>install<text:alphabetical-index-mark-end text:id="IMark486280284"/><text:alphabetical-index-mark-end text:id="IMark486280380"/>, and test the NetRexx translator package. This will <text:alphabetical-index-mark-start text:id="IMark258724620"/>install<text:alphabetical-index-mark-end text:id="IMark258724620"/>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258724620"/>install<text:alphabetical-index-mark-end text:id="IMark258724620"/>ed the <text:alphabetical-index-mark-start text:id="IMark486280380"/>Java<text:alphabetical-index-mark-end text:id="IMark486280380"/> runtime (and toolkit, if you want to compile NetRexx programs using the default compiler). </text:p>
      <text:p text:style-name="P10">The NetRexx samples and translator, as of version 3.01, will run on <text:alphabetical-index-mark-start text:id="IMark486280380"/>Java<text:alphabetical-index-mark-end text:id="IMark486280380"/>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text:alphabetical-index-mark-start text:id="IMark258724620"/>Java<text:alphabetical-index-mark-end text:id="IMark258724620"/> software development kit is required. You can test whether <text:alphabetical-index-mark-start text:id="IMark486280284"/>Java<text:alphabetical-index-mark-end text:id="IMark486280284"/> is <text:alphabetical-index-mark-start text:id="IMark258726444"/>install<text:alphabetical-index-mark-end text:id="IMark258726444"/>ed, and its version, by trying the following command at a command <text:alphabetical-index-mark-start text:id="IMark534969256" text:main-entry="true"/><text:alphabetical-index-mark-start text:id="IMark258726972" text:main-entry="true"/><text:alphabetical-index-mark-start text:id="IMark258724044" text:main-entry="true"/>prompt<text:alphabetical-index-mark-end text:id="IMark258724044"/><text:alphabetical-index-mark-end text:id="IMark258726972"/><text:alphabetical-index-mark-end text:id="IMark534969256"/>: </text:p>
      <text:p text:style-name="P6"><text:s text:c="2"/><text:span text:style-name="T20"><text:s text:c="2"/></text:span><text:alphabetical-index-mark-start text:id="IMark534969256"/><text:span text:style-name="T20">java</text:span><text:alphabetical-index-mark-end text:id="IMark534969256"/><text:span text:style-name="T20"> –version</text:span></text:p>
      <text:p text:style-name="P15">which should display a response similar to this: </text:p>
      <text:p text:style-name="P3"><text:alphabetical-index-mark-start text:id="IMark534969256"/>java<text:alphabetical-index-mark-end text:id="IMark534969256"/> version "1.6.0_26"</text:p>
      <text:p text:style-name="P3"><text:alphabetical-index-mark-start text:id="IMark534969256"/>Java<text:alphabetical-index-mark-end text:id="IMark534969256"/>(TM) SE Runtime Environment (build 1.6.0_26-b03-383-11A511)</text:p>
      <text:p text:style-name="P3"><text:alphabetical-index-mark-start text:id="IMark534969256"/>Java<text:alphabetical-index-mark-end text:id="IMark534969256"/> HotSpot(TM) 64-Bit Server VM (build 20.1-b02-383, mixed mode)</text:p>
      <text:p text:style-name="P10"/>
      <text:p text:style-name="P10">For more information on <text:alphabetical-index-mark-start text:id="IMark534969256"/>Java<text:alphabetical-index-mark-end text:id="IMark534969256"/> <text:alphabetical-index-mark-start text:id="IMark258726972"/>install<text:alphabetical-index-mark-end text:id="IMark258726972"/>ation: </text:p>
      <text:p text:style-name="P10">• For some operating environments</text:p>
      <text:p text:style-name="P10">• For other operating systems, see the <text:span text:style-name="T10">Sun Microsystems </text:span><text:alphabetical-index-mark-start text:id="IMark258726972"/><text:span text:style-name="T10">Java</text:span><text:alphabetical-index-mark-end text:id="IMark258726972"/><text:span text:style-name="T10"> </text:span>web page at http://www.<text:alphabetical-index-mark-start text:id="IMark534969256"/>java<text:alphabetical-index-mark-end text:id="IMark534969256"/>soft.com – or other suppliers of <text:alphabetical-index-mark-start text:id="IMark258724044"/>Java<text:alphabetical-index-mark-end text:id="IMark258724044"/> toolkits. </text:p>
      <text:p text:style-name="P14"/>
      <text:p text:style-name="Text_20_body"/>
      <text:h text:style-name="Heading_20_1" text:outline-level="1"><text:bookmark text:name="__RefHeading__2358_867219443"/><text:alphabetical-index-mark-start text:id="IMark258724044" text:main-entry="true"/>Unpacking<text:alphabetical-index-mark-end text:id="IMark258724044"/> the NetRexx package<text:bookmark-end text:name="__RefHeading__2358_867219443"/></text:h>
      <text:p text:style-name="P10">The NetRexx package is shipped as a collection of files compressed into the file NetRexx<text:span text:style-name="T11">&lt;version&gt;</text:span>.zip. </text:p>
      <text:p text:style-name="P10">Most modern operating environments can uncompress a .zip package by doubleclicking.</text:p>
      <text:h text:style-name="Heading_20_3" text:outline-level="3"><text:alphabetical-index-mark-start text:id="IMark258724044" text:main-entry="true"/>Unpacking<text:alphabetical-index-mark-end text:id="IMark258724044"/> the NetRexx.zip file </text:h>
      <text:p text:style-name="P10">An <text:span text:style-name="T9">unzip </text:span>command is included in most Linux distributions, and Mac OSX. You can also use the <text:span text:style-name="T9">jar </text:span>command which comes with all <text:alphabetical-index-mark-start text:id="IMark258724044"/>Java<text:alphabetical-index-mark-end text:id="IMark258724044"/> development kits. </text:p>
      <text:p text:style-name="P10">Choose where you want the NetRexx directory tree to reside, and unpack the zip file in the directory which will be the parent of the NetRexx tree. Here are some tips: </text:p>
      <text:list xml:id="list2120910878" text:style-name="L1">
        <text:list-item>
          <text:p text:style-name="P38">The syntax for unzipping NetRexx.zip is simply </text:p>
          <text:p text:style-name="P28"><text:s text:c="8"/>unzip NetRexx</text:p>
          <text:p text:style-name="P38">which should create the files and directory structure directly. </text:p>
        </text:list-item>
        <text:list-item>
          <text:p text:style-name="P38"><text:span text:style-name="T9">WinZip: </text:span>all versions may be used</text:p>
        </text:list-item>
        <text:list-item>
          <text:p text:style-name="P38"><text:span text:style-name="T9">Linux unzip: </text:span>use the syntax: unzip –a NetRexx. The “–a” flag will automatically convert text files to Unix format if necessary</text:p>
        </text:list-item>
        <text:list-item>
          <text:p text:style-name="P38"><text:span text:style-name="T9">jar: </text:span>The syntax for unzipping NetRexx.zip is </text:p>
          <text:p text:style-name="P28">jar xf NetRexx.zip </text:p>
          <text:p text:style-name="P28"/>
          <text:p text:style-name="P38">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4">After </text:span><text:alphabetical-index-mark-start text:id="IMark258724044" text:main-entry="true"/><text:span text:style-name="T14">unpacking</text:span><text:alphabetical-index-mark-end text:id="IMark258724044"/><text:span text:style-name="T14">, the following directories</text:span><text:span text:style-name="T14"><text:note text:id="ftn3" text:note-class="footnote"><text:note-citation>3</text:note-citation><text:note-body><text:p text:style-name="Footnote">On MS/Windows systems, slashes will be backward slashes</text:p></text:note-body></text:note></text:span><text:span text:style-name="T14"> should have been created:</text:span></text:p>
      <text:p text:style-name="P9">-TODO-</text:p>
      <text:h text:style-name="Heading_20_1" text:outline-level="1"><text:bookmark text:name="__RefHeading__23086_1016530491"/><text:alphabetical-index-mark-start text:id="IMark258724044"/>Install<text:alphabetical-index-mark-end text:id="IMark258724044"/>ing the NetRexx Translator<text:bookmark-end text:name="__RefHeading__23086_1016530491"/></text:h>
      <text:p text:style-name="P10">The NetRexx package includes the NetRexx translator – a <text:alphabetical-index-mark-start text:id="IMark258724044"/>Java<text:alphabetical-index-mark-end text:id="IMark258724044"/> application which can be used for compiling, interpreting, or syntax-checking NetRexx programs. The procedure for <text:alphabetical-index-mark-start text:id="IMark534969256"/>install<text:alphabetical-index-mark-end text:id="IMark534969256"/>ation is briefly as follows (full details are given later): </text:p>
      <text:list xml:id="list1299212871" text:style-name="L2">
        <text:list-item>
          <text:p text:style-name="P39">Make the translator visible to the <text:alphabetical-index-mark-start text:id="IMark258726972"/>Java<text:alphabetical-index-mark-end text:id="IMark258726972"/> Virtual Machine (JVM) - either: </text:p>
          <text:list>
            <text:list-item>
              <text:p text:style-name="P39">Add the full path and filename of the NetRexx\lib\NetRexxC.jar to the CLASSPATH environment variable for your operating system. </text:p>
            </text:list-item>
          </text:list>
        </text:list-item>
      </text:list>
      <text:list xml:id="list1488143079" text:style-name="L3">
        <text:list-item>
          <text:list>
            <text:list-header>
              <text:p text:style-name="P40">Note: if you have a NetRexxC.zip in your CLASSPATH from an earlier version of Rexx, remove it (NetRexxC.jar replaces NetRexxC.zip).</text:p>
            </text:list-header>
            <text:list-item>
              <text:p text:style-name="P40">Or (deprecated): Copy the file NetRexx\lib\NetRexxC.jar to the jre\lib\ext directory in the <text:alphabetical-index-mark-start text:id="IMark534969256"/>Java<text:alphabetical-index-mark-end text:id="IMark534969256"/> <text:alphabetical-index-mark-start text:id="IMark258726444"/>install<text:alphabetical-index-mark-end text:id="IMark258726444"/>ation tree. The JVM will automatically find it there and make it available. This has serious drawback, however:</text:p>
              <text:list>
                <text:list-item>
                  <text:p text:style-name="P53"><text:span text:style-name="T7">This breaks </text:span>NetRexx applications running in custom class loader environments such as jEdit and NetRexxScript, as well as some JSP containers.</text:p>
                </text:list-item>
                <text:list-item>
                  <text:p text:style-name="P53">As soon as the <text:alphabetical-index-mark-start text:id="IMark258726972"/>Java<text:alphabetical-index-mark-end text:id="IMark258726972"/> version is updates, NetRexx applications may mysteriously – due to the now obsolete path - fail.</text:p>
                </text:list-item>
                <text:list-item>
                  <text:p text:style-name="P53">Running multiple versions of <text:alphabetical-index-mark-start text:id="IMark258726444"/>Java<text:alphabetical-index-mark-end text:id="IMark258726444"/> and NetRexx for testing purposes will become very hard when this way of <text:alphabetical-index-mark-start text:id="IMark534969256"/>install<text:alphabetical-index-mark-end text:id="IMark534969256"/>ing is chosen.</text:p>
                </text:list-item>
              </text:list>
            </text:list-item>
          </text:list>
        </text:list-item>
      </text:list>
      <text:list xml:id="list198181187" text:continue-list="list1299212871" text:style-name="L2">
        <text:list-item>
          <text:p text:style-name="P39">Copy all the files in the NetRexx\bin directory to a directory in your PATH (perhaps the \bin directory in the <text:alphabetical-index-mark-start text:id="IMark258726444"/>Java<text:alphabetical-index-mark-end text:id="IMark258726444"/> <text:alphabetical-index-mark-start text:id="IMark486280380"/>install<text:alphabetical-index-mark-end text:id="IMark486280380"/>ation tree). This is not essential, but makes shorthand scripts and a test case available. </text:p>
        </text:list-item>
        <text:list-item>
          <text:p text:style-name="P39">Make the file \lib\tools.jar (which contains the <text:alphabetical-index-mark-start text:id="IMark258724620"/>java<text:alphabetical-index-mark-end text:id="IMark258724620"/>c compiler) in the <text:alphabetical-index-mark-start text:id="IMark486280380"/>Java<text:alphabetical-index-mark-end text:id="IMark486280380"/> tree visible to the JVM. You can do this either by adding its path and filename to the CLASSPATH environment variable, or by moving it to the jre\lib\ext directory in the <text:alphabetical-index-mark-start text:id="IMark258726444"/>Java<text:alphabetical-index-mark-end text:id="IMark258726444"/> tree. This file sometime goes under different names, that will be mentioned in the platform-specific appendices.</text:p>
        </text:list-item>
        <text:list-item>
          <text:p text:style-name="P39">Test the <text:alphabetical-index-mark-start text:id="IMark258724620"/>install<text:alphabetical-index-mark-end text:id="IMark258724620"/>ation by making the \bin directory the current directory and issuing the following two commands exactly as written: </text:p>
          <text:p text:style-name="P29"><text:s text:c="8"/><text:alphabetical-index-mark-start text:id="IMark486280380"/>java<text:alphabetical-index-mark-end text:id="IMark486280380"/> org.netrexx.process.NetRexxC heljo</text:p>
          <text:p text:style-name="P29"><text:s text:c="7"/><text:alphabetical-index-mark-start text:id="IMark258726444"/>java<text:alphabetical-index-mark-end text:id="IMark258726444"/> hello</text:p>
          <text:p text:style-name="P39">The first of these should translate the test program and then invoke the <text:alphabetical-index-mark-start text:id="IMark258724620"/>java<text:alphabetical-index-mark-end text:id="IMark258724620"/>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258724620"/>Install<text:alphabetical-index-mark-end text:id="IMark258724620"/>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258724620"/>install<text:alphabetical-index-mark-end text:id="IMark258724620"/> just the NetRexx runtime classes. </text:p>
      <text:p text:style-name="P10">To do this, follow the appropriate instructions for <text:alphabetical-index-mark-start text:id="IMark258724620"/>install<text:alphabetical-index-mark-end text:id="IMark258724620"/>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258724620"/>Java<text:alphabetical-index-mark-end text:id="IMark258724620"/> or NetRexx programs by importing the package “netrexx.lang”. For example, a string might be of class “netrexx.lang.Rexx”. </text:p>
      <text:p text:style-name="P10">For information on the netrexx.lang.Rexx class and other classes in the runtime, see <text:span text:style-name="T13">the </text:span><text:span text:style-name="T10">NetRexx Language,</text:span><text:span text:style-name="T13"> currently in its third version and packaged as nrl3</text:span>. </text:p>
      <text:p text:style-name="P10"><text:span text:style-name="T9">Note: </text:span>If you have already <text:alphabetical-index-mark-start text:id="IMark258724620"/>install<text:alphabetical-index-mark-end text:id="IMark258724620"/>ed the NetRexx translator (NetRexxC.jar) then you do not need to <text:alphabetical-index-mark-start text:id="IMark258726444"/>install<text:alphabetical-index-mark-end text:id="IMark258726444"/> NetRexxR.jar; the latter contains only the NetRexx runtime classes, and these are already included in NetRexxC.jar. </text:p>
      <text:p text:style-name="Text_20_body"/>
      <text:h text:style-name="Heading_20_1" text:outline-level="1"><text:bookmark text:name="__RefHeading__4919_1453098226"/>Testing the NetRexx <text:alphabetical-index-mark-start text:id="IMark258726444"/>Install<text:alphabetical-index-mark-end text:id="IMark258726444"/>ation<text:bookmark-end text:name="__RefHeading__4919_1453098226"/></text:h>
      <text:p text:style-name="P10">After <text:alphabetical-index-mark-start text:id="IMark258726444"/>install<text:alphabetical-index-mark-end text:id="IMark258726444"/>ing NetRexx, it is recommended that you test that it is working correctly. If there are any problems, check the <text:alphabetical-index-mark-start text:id="IMark258724620"/><text:span text:style-name="T10">Install</text:span><text:alphabetical-index-mark-end text:id="IMark258724620"/><text:span text:style-name="T10">ation Problems </text:span>section. </text:p>
      <text:p text:style-name="P10">To test your <text:alphabetical-index-mark-start text:id="IMark258724620"/>install<text:alphabetical-index-mark-end text:id="IMark258724620"/>ation, make the directory to which you copied the executables the current directory, then (being very careful to get the case of letters correct): </text:p>
      <text:list xml:id="list709835022" text:style-name="L4">
        <text:list-item>
          <text:p text:style-name="P41">Enter the command </text:p>
          <text:p text:style-name="P31"><text:s text:c="4"/><text:span text:style-name="T19"><text:s text:c="4"/></text:span><text:alphabetical-index-mark-start text:id="IMark258726444"/><text:span text:style-name="T19">java</text:span><text:alphabetical-index-mark-end text:id="IMark258726444"/><text:span text:style-name="T19"> org.netrexx.process.NetRexxC hello</text:span></text:p>
          <text:p text:style-name="P41">This should run the NetRexx compiler, which first translates the NetRexx program hello.nrx to the <text:alphabetical-index-mark-start text:id="IMark258724620"/>Java<text:alphabetical-index-mark-end text:id="IMark258724620"/> program hello.<text:alphabetical-index-mark-start text:id="IMark258726444"/>java<text:alphabetical-index-mark-end text:id="IMark258726444"/>. It then invokes the default <text:alphabetical-index-mark-start text:id="IMark486280380"/>Java<text:alphabetical-index-mark-end text:id="IMark486280380"/> compiler (<text:alphabetical-index-mark-start text:id="IMark486280284"/>java<text:alphabetical-index-mark-end text:id="IMark486280284"/>c), to compile the file hello.<text:alphabetical-index-mark-start text:id="IMark276539172"/>java<text:alphabetical-index-mark-end text:id="IMark276539172"/> to make the binary class file hello.class. The intermediate .<text:alphabetical-index-mark-start text:id="IMark486235940"/>java<text:alphabetical-index-mark-end text:id="IMark486235940"/> file is then deleted, unless an error occurred or you asked for it to be kept.4 </text:p>
        </text:list-item>
        <text:list-item>
          <text:p text:style-name="P41">Enter the command </text:p>
          <text:p text:style-name="P32"><text:alphabetical-index-mark-start text:id="IMark276539172"/>java<text:alphabetical-index-mark-end text:id="IMark276539172"/> hello </text:p>
          <text:p text:style-name="P30">This runs (interprets the bytecodes in) the hello.class file, which should display a simple greeting. On some systems, you may first have to add the directory that contains the hello.class file to the CLASSPATH setting so <text:alphabetical-index-mark-start text:id="IMark486235940"/>Java<text:alphabetical-index-mark-end text:id="IMark486235940"/> can find it. </text:p>
        </text:list-item>
        <text:list-item>
          <text:p text:style-name="P41">With the sample scripts provided (NetRexxC.cmd, NetRexxC.bat, or NetRexxC.sh,), or the equivalent in the scripting language of your choice, the steps above can be combined into a simple single command such as: </text:p>
          <text:p text:style-name="P33"><text:s/><text:span text:style-name="T20">NetRexxC.sh –run hello</text:span></text:p>
          <text:p text:style-name="P41">This package also includes a trivial nrc, and matching nrc.cmd and nrc.bat scripts, which simply pass on their arguments to NetRexxC; “nrc” is just a shorter name that saves keystrokes, so for the last example you could type: </text:p>
          <text:p text:style-name="P33"><text:s text:c="8"/><text:span text:style-name="T20">nrc –run hello</text:span></text:p>
          <text:p text:style-name="P41">Note that scripts may be case-sensitive, and you will probably have to spell the name of the program exactly as it appears in the filename. Also, to use –run, you may need to omit the .nrx extension. </text:p>
          <text:p text:style-name="P41">You could also edit the appropriate nrc.cmd, nrc.bat, or nrc script and add your favourite “default” NetRexxC options there. For example, you might want to add the –<text:alphabetical-index-mark-start text:id="IMark486235940" text:main-entry="true"/><text:alphabetical-index-mark-start text:id="IMark276539172" text:main-entry="true"/><text:alphabetical-index-mark-start text:id="IMark486280284" text:main-entry="true"/>prompt<text:alphabetical-index-mark-end text:id="IMark486280284"/><text:alphabetical-index-mark-end text:id="IMark276539172"/><text:alphabetical-index-mark-end text:id="IMark486235940"/> flag (described later) to save reloading the translator before every compilation. If you do change a <text:soft-page-break/>script, keep a backup copy so that if you <text:alphabetical-index-mark-start text:id="IMark486280380"/>install<text:alphabetical-index-mark-end text:id="IMark486280380"/>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486280380"/>install<text:alphabetical-index-mark-end text:id="IMark486280380"/>ed <text:alphabetical-index-mark-start text:id="IMark486235940"/>Java<text:alphabetical-index-mark-end text:id="IMark486235940"/> and NetRexx, and have tested that the hello.nrx testcase can be compiled and run, as described in the <text:span text:style-name="T10">Testing the NetRexx </text:span><text:alphabetical-index-mark-start text:id="IMark276539172"/><text:span text:style-name="T10">Install</text:span><text:alphabetical-index-mark-end text:id="IMark276539172"/><text:span text:style-name="T10">ation </text:span>section. </text:p>
      <text:p text:style-name="P10">The NetRexx translator may be used as a compiler or as an <text:alphabetical-index-mark-start text:id="IMark276539172"/>interpreter<text:alphabetical-index-mark-end text:id="IMark276539172"/> (or it can do both in a single run, so parsing and syntax checking are only carried out once). It can also be used as simply a syntax checker. </text:p>
      <text:p text:style-name="P10">When used as a compiler, the intermediate <text:alphabetical-index-mark-start text:id="IMark276539172"/>Java<text:alphabetical-index-mark-end text:id="IMark276539172"/>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276539172"/>install<text:alphabetical-index-mark-end text:id="IMark276539172"/>a, for example, by the command: </text:p>
      <text:p text:style-name="P6"><text:s text:c="4"/><text:alphabetical-index-mark-start text:id="IMark276539172"/><text:span text:style-name="T20">java</text:span><text:alphabetical-index-mark-end text:id="IMark276539172"/><text:span text:style-name="T20">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0"><text:s text:c="3"/></text:span><text:alphabetical-index-mark-start text:id="IMark276539172"/><text:span text:style-name="T20">java</text:span><text:alphabetical-index-mark-end text:id="IMark276539172"/><text:span text:style-name="T20"> org.netrexx.process.NetRexxC hello</text:span></text:p>
      <text:p text:style-name="P4"><text:s text:c="4"/><text:alphabetical-index-mark-start text:id="IMark276539172"/>java<text:alphabetical-index-mark-end text:id="IMark276539172"/>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7">The programs do, however, maintain their independence (that is, they may have different <text:span text:style-name="T9">options, import, </text:span>and <text:span text:style-name="T9">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0">On completion, the NetRexxC class will exit with one of three return values: 0 if the compilation of all programs was successful, 1 if there were one or more Warnings, but no errors, and 2 if there were one <text:soft-page-break/>or more Errors. </text:p>
      <text:p text:style-name="P10">As well as file names, you can also specify various option words, which are distinguished by the word being prefixed with “–”. These flagged words (or “flags”) may be any of the option words allowed on the NetRexx <text:span text:style-name="T9">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9">options </text:span>instruction, and are: </text:p>
      <text:p text:style-name="P3">-keep </text:p>
      <text:p text:style-name="P10">keep the intermediate .<text:alphabetical-index-mark-start text:id="IMark276539172"/>java<text:alphabetical-index-mark-end text:id="IMark276539172"/> file for each program. It is kept in the same directory as the NetRexx source file as xxx.<text:alphabetical-index-mark-start text:id="IMark486235940"/>java<text:alphabetical-index-mark-end text:id="IMark486235940"/>.keep, where xxx is the source file name. The file will also be kept automatically if the <text:alphabetical-index-mark-start text:id="IMark486280380"/>java<text:alphabetical-index-mark-end text:id="IMark486280380"/>c compilation fails for any reason. </text:p>
      <text:p text:style-name="P3">-keepas<text:alphabetical-index-mark-start text:id="IMark486280380"/>java<text:alphabetical-index-mark-end text:id="IMark486280380"/></text:p>
      <text:p text:style-name="P10">keep the intermediate .<text:alphabetical-index-mark-start text:id="IMark486280380"/>java<text:alphabetical-index-mark-end text:id="IMark486280380"/> file for each program. It is kept in the same directory as the NetRexx source file as xxx.<text:alphabetical-index-mark-start text:id="IMark486235940"/>java<text:alphabetical-index-mark-end text:id="IMark486235940"/>, where xxx is the source file name. </text:p>
      <text:p text:style-name="P15">-nocompile </text:p>
      <text:p text:style-name="P10">do not compile (just translate). Use this option when you want to use a different <text:alphabetical-index-mark-start text:id="IMark486235940"/>Java<text:alphabetical-index-mark-end text:id="IMark486235940"/> compiler. The .<text:alphabetical-index-mark-start text:id="IMark486280380"/>java<text:alphabetical-index-mark-end text:id="IMark486280380"/> file for each program is kept in the same directory as the NetRexx source file, as the file xxx.<text:alphabetical-index-mark-start text:id="IMark276539172"/>java<text:alphabetical-index-mark-end text:id="IMark276539172"/>.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276539172"/>java<text:alphabetical-index-mark-end text:id="IMark276539172"/>c compile, and total times (for the sum of all programs processed). </text:p>
      <text:p text:style-name="P10">-run </text:p>
      <text:p text:style-name="P10">run the resulting <text:alphabetical-index-mark-start text:id="IMark276539172"/>Java<text:alphabetical-index-mark-end text:id="IMark276539172"/> class as a stand-alone application, provided that the compiation had no errors. (See note below.) </text:p>
      <text:p text:style-name="P10">Here are some examples: </text:p>
      <text:p text:style-name="P4"><text:s text:c="4"/><text:alphabetical-index-mark-start text:id="IMark276539172"/>java<text:alphabetical-index-mark-end text:id="IMark276539172"/> org.netrexx.process.NetRexxC hello –keep –strictargs</text:p>
      <text:p text:style-name="P4"><text:s text:c="4"/><text:alphabetical-index-mark-start text:id="IMark276539172"/>java<text:alphabetical-index-mark-end text:id="IMark276539172"/> org.netrexx.process.NetRexxC –keep hello wordclock</text:p>
      <text:p text:style-name="P4"><text:s text:c="4"/><text:alphabetical-index-mark-start text:id="IMark276539172"/>java<text:alphabetical-index-mark-end text:id="IMark276539172"/> org.netrexx.process.NetRexxC hello wordclock –nocompile</text:p>
      <text:p text:style-name="P7"><text:s text:c="4"/>nrc hello</text:p>
      <text:p text:style-name="P4"><text:s text:c="4"/>nrc hello.nrx</text:p>
      <text:p text:style-name="P4"><text:s text:c="4"/>nrc –run hello</text:p>
      <text:p text:style-name="P2"><text:soft-page-break/><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9">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Currently, NetRexxC uses the </text:span><text:alphabetical-index-mark-start text:id="IMark276539172"/><text:span text:style-name="T7">java</text:span><text:alphabetical-index-mark-end text:id="IMark276539172"/><text:span text:style-name="T7">c compiler to generate the .class files, and for mutually-dependent files like these, </text:span><text:alphabetical-index-mark-start text:id="IMark486280380"/><text:span text:style-name="T7">java</text:span><text:alphabetical-index-mark-end text:id="IMark486280380"/><text:span text:style-name="T7">c requires that the source files be in the </text:span><text:alphabetical-index-mark-start text:id="IMark486235940"/><text:span text:style-name="T7">Java</text:span><text:alphabetical-index-mark-end text:id="IMark486235940"/><text:span text:style-name="T7"> CLASSPATH, in the sub-directory described by the </text:span><text:span text:style-name="T6">package </text:span><text:span text:style-name="T7">instruction. </text:span></text:p>
      <text:p text:style-name="P10"><text:soft-page-break/>So, for example, if your project is based on the tree: </text:p>
      <text:p text:style-name="P6"><text:s/><text:span text:style-name="T20"><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2156698547" text:style-name="L5">
        <text:list-item>
          <text:p text:style-name="P42">You should put these source files in the directory: D:\myproject\foo\bar </text:p>
        </text:list-item>
        <text:list-item>
          <text:p text:style-name="P42">The directory D:\myproject should appear in your CLASSPATH setting (if you don’t do this, <text:alphabetical-index-mark-start text:id="IMark486280380"/>java<text:alphabetical-index-mark-end text:id="IMark486280380"/>c will complain that it cannot find one or other of the classes). </text:p>
        </text:list-item>
        <text:list-item>
          <text:p text:style-name="P42">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1487144594" text:style-name="L6">
        <text:list-item>
          <text:p text:style-name="P43">When <text:alphabetical-index-mark-start text:id="IMark276539172"/>java<text:alphabetical-index-mark-end text:id="IMark276539172"/>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43">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text:alphabetical-index-mark-start text:id="IMark486280380"/>Java<text:alphabetical-index-mark-end text:id="IMark486280380"/>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oft-page-break/><text:span text:style-name="T9">Version 2.00 </text:span>Copyright (c) IBM Corporation 1996, 2000. All rights reserved. <text:span text:style-name="T9">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0"><text:s text:c="3"/>method main2(arg=String[], log=PrintWriter null) static returns int</text:span></text:p>
      <text:p text:style-name="P10">in which case each element of the arg array must contain either a name or an option (except –run, as before). In this case, names must <text:span text:style-name="T10">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9">Note: </text:span>NetRexxC is thread-safe (the only static properties are constants), but it is not known whether all implementations of <text:alphabetical-index-mark-start text:id="IMark486280380"/>java<text:alphabetical-index-mark-end text:id="IMark486280380"/>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4">method main(arg=Rexx, programarray=String[], log=PrintWriter null) static returns int</text:p>
      <text:p text:style-name="P24">method main2(arg=String[], programarray=String[], log=PrintWriter null) static returns int</text:p>
      <text:p text:style-name="P8">Any programs passed as strings must be named in the arg parameter before any programs contained in files are named.</text:p>
      <text:p text:style-name="P8"/>
      <text:p text:style-name="P8"/>
      <text:p text:style-name="Text_20_body">For convenience when compiling a single program, the program can be passed directly to the compiler as a String with this method:</text:p>
      <text:p text:style-name="Preformatted_20_Text"><text:s/><text:tab/><text:span text:style-name="T19">method main(arg=Rexx, programstring=String, logfile=PrintWriter null) constant returns int</text:span></text:p>
      <text:p text:style-name="Text_20_body">Here is an example of compiling a NetRexx program from a string in memory:</text:p>
      <text:p text:style-name="Text_20_body"><text:soft-page-break/></text:p>
      <text:p text:style-name="P23">import org.netrexx.process.NetRexxC</text:p>
      <text:p text:style-name="P23"><text:line-break/>program = "say 'hello there via NetRexxC'"</text:p>
      <text:p text:style-name="P23"><text:line-break/>NetRexxC.main("myprogram",program)</text:p>
      <text:p text:style-name="P23"/>
      <text:p text:style-name="P22"/>
      <text:h text:style-name="Heading_20_1" text:outline-level="1"><text:bookmark text:name="__RefHeading__4925_1453098226"/>Using the <text:alphabetical-index-mark-start text:id="IMark486280380" text:main-entry="true"/><text:alphabetical-index-mark-start text:id="IMark276539172" text:main-entry="true"/><text:alphabetical-index-mark-start text:id="IMark486235940" text:main-entry="true"/>prompt<text:alphabetical-index-mark-end text:id="IMark486235940"/><text:alphabetical-index-mark-end text:id="IMark276539172"/><text:alphabetical-index-mark-end text:id="IMark486280380"/> option<text:bookmark-end text:name="__RefHeading__4925_1453098226"/></text:h>
      <text:p text:style-name="P8"><text:span text:style-name="T14">The </text:span><text:alphabetical-index-mark-start text:id="IMark486280380" text:main-entry="true"/><text:alphabetical-index-mark-start text:id="IMark276539172" text:main-entry="true"/><text:span text:style-name="T17">prompt</text:span><text:alphabetical-index-mark-end text:id="IMark276539172"/><text:alphabetical-index-mark-end text:id="IMark486280380"/><text:span text:style-name="T17"> </text:span><text:span text:style-name="T14">option may be be used for interactive invocation of the translator. This requests that the processor not be ended after a file (or set of files) has been processed. Instead, you will be </text:span><text:alphabetical-index-mark-start text:id="IMark486235940" text:main-entry="true"/><text:alphabetical-index-mark-start text:id="IMark486280284" text:main-entry="true"/><text:span text:style-name="T14">prompt</text:span><text:alphabetical-index-mark-end text:id="IMark486280284"/><text:alphabetical-index-mark-end text:id="IMark486235940"/><text:span text:style-name="T14">ed to enter a new request. This can either repeat the process (perhaps if you have altered the source in the meantime), specify a new set of files, or alter the processing options. </text:span></text:p>
      <text:p text:style-name="P8"><text:span text:style-name="T14">On the second and subsequent runs, the processor will re-use class information loaded on the first run. Also, the classes of the processor itself (and the </text:span><text:alphabetical-index-mark-start text:id="IMark486235940"/><text:span text:style-name="T16">java</text:span><text:alphabetical-index-mark-end text:id="IMark486235940"/><text:span text:style-name="T16">c </text:span><text:span text:style-name="T14">compiler, if used) will not need to be verified and JIT-compiled again. These savings allow extremely fast processing, as much as fifty times faster than the first run for small programs. </text:span></text:p>
      <text:p text:style-name="P8"><text:span text:style-name="T14">When you specify </text:span>–<text:alphabetical-index-mark-start text:id="IMark486235940" text:main-entry="true"/><text:alphabetical-index-mark-start text:id="IMark486280284" text:main-entry="true"/><text:alphabetical-index-mark-start text:id="IMark486280380" text:main-entry="true"/><text:span text:style-name="T16">prompt</text:span><text:alphabetical-index-mark-end text:id="IMark486280380"/><text:alphabetical-index-mark-end text:id="IMark486280284"/><text:alphabetical-index-mark-end text:id="IMark486235940"/><text:span text:style-name="T16"> </text:span><text:span text:style-name="T14">on a NetRexxC command, the NetRexx program (or programs) will initially be processed as usual, according to the other flags specified. Once processing is complete, you will be </text:span><text:alphabetical-index-mark-start text:id="IMark276539172" text:main-entry="true"/><text:alphabetical-index-mark-start text:id="IMark253942080" text:main-entry="true"/><text:span text:style-name="T14">prompt</text:span><text:alphabetical-index-mark-end text:id="IMark253942080"/><text:alphabetical-index-mark-end text:id="IMark276539172"/><text:span text:style-name="T14">ed thus: </text:span></text:p>
      <text:p text:style-name="P8"><text:s text:c="4"/><text:span text:style-name="T16">Enter new files and additional options, '=' to repeat, 'exit' to end:</text:span></text:p>
      <text:p text:style-name="P8">At this point, you may enter: </text:p>
      <text:list xml:id="list1108166803" text:style-name="L7">
        <text:list-item>
          <text:p text:style-name="P50">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0">Additional flags (without any new files): the previous process, modified by the new flags, is repeated, on the same files as before. Note that flags are accumulated; that is, flags are not reset to defaults between <text:alphabetical-index-mark-start text:id="IMark486235940" text:main-entry="true"/><text:alphabetical-index-mark-start text:id="IMark276539172" text:main-entry="true"/>prompt<text:alphabetical-index-mark-end text:id="IMark276539172"/><text:alphabetical-index-mark-end text:id="IMark486235940"/>s. </text:p>
        </text:list-item>
        <text:list-item>
          <text:p text:style-name="P50">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0">The word “exit”, which causes NetRexxC to cease execution without any more <text:alphabetical-index-mark-start text:id="IMark253942080" text:main-entry="true"/><text:alphabetical-index-mark-start text:id="IMark486235940" text:main-entry="true"/>prompt<text:alphabetical-index-mark-end text:id="IMark486235940"/><text:alphabetical-index-mark-end text:id="IMark253942080"/>s. </text:p>
        </text:list-item>
        <text:list-item>
          <text:p text:style-name="P50">Nothing (just press Enter or the equivalent) – usage hints, including the full list of possible options, <text:span text:style-name="T10">etc., </text:span>are displayed and you are then <text:alphabetical-index-mark-start text:id="IMark486235940" text:main-entry="true"/><text:alphabetical-index-mark-start text:id="IMark276539172" text:main-entry="true"/>prompt<text:alphabetical-index-mark-end text:id="IMark276539172"/><text:alphabetical-index-mark-end text:id="IMark486235940"/>ed again. </text:p>
        </text:list-item>
      </text:list>
      <text:p text:style-name="P8"/>
      <text:h text:style-name="Heading_20_1" text:outline-level="1"><text:bookmark text:name="__RefHeading__4927_1453098226"/>Using the translator as an <text:alphabetical-index-mark-start text:id="IMark486235940"/>Interpreter<text:bookmark-end text:name="__RefHeading__4927_1453098226"/><text:alphabetical-index-mark-end text:id="IMark486235940"/></text:h>
      <text:p text:style-name="P10">In addition to being used as a compiler, the translator also includes a true NetRexx <text:alphabetical-index-mark-start text:id="IMark486235940"/>interpreter<text:alphabetical-index-mark-end text:id="IMark486235940"/>, allowing NetRexx programs to be run on the <text:alphabetical-index-mark-start text:id="IMark276539172"/>Java<text:alphabetical-index-mark-end text:id="IMark276539172"/> 2 (1.2) platform without needing a compiler or generating .class files. </text:p>
      <text:p text:style-name="P10">The startup time for running programs can therefore be significantly reduced as no <text:alphabetical-index-mark-start text:id="IMark276539172"/>Java<text:alphabetical-index-mark-end text:id="IMark276539172"/> source code or compilation is needed, and also the <text:alphabetical-index-mark-start text:id="IMark486235940"/>interpreter<text:alphabetical-index-mark-end text:id="IMark486235940"/>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486235940"/>interpreter<text:alphabetical-index-mark-end text:id="IMark486235940"/> is currently designed to be fully compatible with NetRexx programs compiled conventionally. There are some minor restrictions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486235940"/>interpreter<text:alphabetical-index-mark-end text:id="IMark486235940"/>,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486235940"/>java<text:alphabetical-index-mark-end text:id="IMark486235940"/>7 or –nocompile was specified. </text:p>
      <text:p text:style-name="P10">For example, to interpret the “hello world” program without compilation, the command: </text:p>
      <text:p text:style-name="P2"><text:s text:c="4"/>nrc hello –exec –no<text:alphabetical-index-mark-start text:id="IMark486235940"/>java<text:alphabetical-index-mark-end text:id="IMark486235940"/></text:p>
      <text:p text:style-name="P10">can be used. If you are likely to want to re-interpret the program (for example, after changing the source file) then also specify the –<text:alphabetical-index-mark-start text:id="IMark486235940" text:main-entry="true"/><text:alphabetical-index-mark-start text:id="IMark276539172" text:main-entry="true"/><text:alphabetical-index-mark-start text:id="IMark253942080" text:main-entry="true"/>prompt<text:alphabetical-index-mark-end text:id="IMark253942080"/><text:alphabetical-index-mark-end text:id="IMark276539172"/><text:alphabetical-index-mark-end text:id="IMark486235940"/> flag, as described above. This will give very much better <text:alphabetical-index-mark-start text:id="IMark486280284" text:main-entry="true"/>performance<text:alphabetical-index-mark-end text:id="IMark486280284"/> on the second and subsequent interpretations. </text:p>
      <text:p text:style-name="P10">Similarly, the command: </text:p>
      <text:p text:style-name="P10">nrc hello –no<text:alphabetical-index-mark-start text:id="IMark486280284"/>java<text:alphabetical-index-mark-end text:id="IMark486280284"/> –arg Hi Fred! would invoke the program, passing the words “Hi Fred!” as the argument to the program </text:p>
      <text:p text:style-name="P10">(you might want to add the line “say arg” to the program to demonstrate this). You can also invoke the <text:alphabetical-index-mark-start text:id="IMark486280284"/>interpreter<text:alphabetical-index-mark-end text:id="IMark486280284"/> directly from another NetRexx or <text:alphabetical-index-mark-start text:id="IMark486235940"/>Java<text:alphabetical-index-mark-end text:id="IMark486235940"/> program, as </text:p>
      <text:p text:style-name="P10">described in the <text:span text:style-name="T10">Using the </text:span><text:alphabetical-index-mark-start text:id="IMark486235940" text:main-entry="true"/><text:span text:style-name="T10">NetRexxA API</text:span><text:alphabetical-index-mark-end text:id="IMark486235940"/><text:span text:style-name="T10">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3">import org.netrexx.process.NetRexxC</text:p>
      <text:p text:style-name="P23"><text:line-break/>program = "say 'hello there via NetRexxC'"</text:p>
      <text:p text:style-name="P23"><text:line-break/>NetRexxC.main("myprogram -exec -no<text:alphabetical-index-mark-start text:id="IMark486235940"/>java<text:alphabetical-index-mark-end text:id="IMark486235940"/>",program)</text:p>
      <text:h text:style-name="Heading_20_3" text:outline-level="3"><text:bookmark text:name="__RefHeading__4931_1453098226"/><text:span text:style-name="T9">Interpreting </text:span>– <text:span text:style-name="T9">Hints and Tips </text:span><text:bookmark-end text:name="__RefHeading__4931_1453098226"/></text:h>
      <text:p text:style-name="P10">When using the translator as an <text:alphabetical-index-mark-start text:id="IMark486235940"/>interpreter<text:alphabetical-index-mark-end text:id="IMark486235940"/>, you may find these hints useful: </text:p>
      <text:list xml:id="list1064930468" text:style-name="L8">
        <text:list-item>
          <text:p text:style-name="P44">If you can, use the –<text:alphabetical-index-mark-start text:id="IMark486280284" text:main-entry="true"/><text:alphabetical-index-mark-start text:id="IMark276539172" text:main-entry="true"/><text:alphabetical-index-mark-start text:id="IMark486235940" text:main-entry="true"/>prompt<text:alphabetical-index-mark-end text:id="IMark486235940"/><text:alphabetical-index-mark-end text:id="IMark276539172"/><text:alphabetical-index-mark-end text:id="IMark486280284"/> command line option (see above). This will allow very rapid re-interpretation of programs after changing their source. </text:p>
        </text:list-item>
        <text:list-item>
          <text:p text:style-name="P44">If you don’t want the programs to be compiled after interpretation, specify the –no<text:alphabetical-index-mark-start text:id="IMark276539172"/>java<text:alphabetical-index-mark-end text:id="IMark276539172"/> option, unless you want the <text:alphabetical-index-mark-start text:id="IMark486235940"/>Java<text:alphabetical-index-mark-end text:id="IMark486235940"/> source code to be generated in any case (in which case specify –nocompile, which implies –keep). </text:p>
        </text:list-item>
        <text:list-item>
          <text:p text:style-name="P44">By default, NetRexxC runs fairly “noisily” (with a banner and logo display, and progress of parsing being shown). To turn off these messages during parsing (except error reports and <text:soft-page-break/>warnings) use the –verbose0 flag. </text:p>
        </text:list-item>
        <text:list-item>
          <text:p text:style-name="P44">If you are watching NetRexx trace output while interpreting, it is often a good idea to use the –trace1 flag. This directs trace output to the standard output stream, which will ensure that trace output and other output (for example, from <text:span text:style-name="T9">say </text:span>instructions) are synchronized. </text:p>
        </text:list-item>
        <text:list-item>
          <text:p text:style-name="P44">Use the NetRexx <text:span text:style-name="T9">exit </text:span>instruction (rather than the System.exit() method call) to end windowing (AWT) applications which are to be interpreted. This will allow the <text:alphabetical-index-mark-start text:id="IMark486235940"/>interpreter<text:alphabetical-index-mark-end text:id="IMark486235940"/> to correctly determine when the application has ended. This is discussed further in the <text:alphabetical-index-mark-start text:id="IMark276539172"/><text:span text:style-name="T10">Interpreter</text:span><text:alphabetical-index-mark-end text:id="IMark276539172"/><text:span text:style-name="T10"> restrictions </text:span>section (see page xx).<text:span text:style-name="T9"> </text:span></text:p>
        </text:list-item>
      </text:list>
      <text:h text:style-name="Heading_20_3" text:outline-level="3"><text:bookmark text:name="__RefHeading__4933_1453098226"/><text:span text:style-name="T18">I</text:span><text:span text:style-name="T3">nterpreting </text:span><text:span text:style-name="T4">– </text:span><text:alphabetical-index-mark-start text:id="IMark276539172" text:main-entry="true"/><text:span text:style-name="T3">Performance</text:span><text:alphabetical-index-mark-end text:id="IMark276539172"/><text:span text:style-name="T3"> </text:span><text:bookmark-end text:name="__RefHeading__4933_1453098226"/></text:h>
      <text:p text:style-name="P10">The initial release of the <text:alphabetical-index-mark-start text:id="IMark276539172"/>interpreter<text:alphabetical-index-mark-end text:id="IMark276539172"/>,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486235940" text:main-entry="true"/>performance<text:alphabetical-index-mark-end text:id="IMark486235940"/>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486235940" text:main-entry="true"/>NetRexxA API<text:bookmark-end text:name="__RefHeading__4935_1453098226"/><text:alphabetical-index-mark-end text:id="IMark486235940"/></text:h>
      <text:p text:style-name="P10">As described elsewhere, the simplest way to use the NetRexx <text:alphabetical-index-mark-start text:id="IMark486235940"/>interpreter<text:alphabetical-index-mark-end text:id="IMark486235940"/> is to use the command interface (NetRexxC) with the –exec or –arg flags. There is a also a more direct way to use the <text:alphabetical-index-mark-start text:id="IMark276539172"/>interpreter<text:alphabetical-index-mark-end text:id="IMark276539172"/> when calling it from another NetRexx (or <text:alphabetical-index-mark-start text:id="IMark486280284"/>Java<text:alphabetical-index-mark-end text:id="IMark486280284"/>) program, as described here. This way is called the <text:span text:style-name="T10">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241320809" text:style-name="L9">
        <text:list-item>
          <text:p text:style-name="P45">Construct the <text:alphabetical-index-mark-start text:id="IMark486235940"/>interpreter<text:alphabetical-index-mark-end text:id="IMark486235940"/> object by invoking the constructor NetRexxA(). At this point, the environment’s classpath is inspected and known compiled packages and extensions are identified. </text:p>
        </text:list-item>
        <text:list-item>
          <text:p text:style-name="P45">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5">At this point, the classes in the programs are ready for use. To invoke a method on one, or construct an instance of a class, or array, <text:span text:style-name="T10">etc., </text:span>the <text:alphabetical-index-mark-start text:id="IMark486280284"/>Java<text:alphabetical-index-mark-end text:id="IMark486280284"/> reflection API (in <text:alphabetical-index-mark-start text:id="IMark276539172"/>java<text:alphabetical-index-mark-end text:id="IMark276539172"/>.lang and <text:alphabetical-index-mark-start text:id="IMark486235940"/>java<text:alphabetical-index-mark-end text:id="IMark486235940"/>.lang.reflect) is used in the usual way, working on the Class objects created by the <text:alphabetical-index-mark-start text:id="IMark253942080"/>interpreter<text:alphabetical-index-mark-end text:id="IMark253942080"/>. To locate these Class objects, the API’s <text:alphabetical-index-mark-start text:id="IMark486280380" text:main-entry="true"/>getClassObject<text:alphabetical-index-mark-end text:id="IMark486280380"/>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5">Try the NetRexxA interface</text:span></text:p>
      <text:p text:style-name="Preformatted_20_Text"><text:s text:c="4"/><text:span text:style-name="T15">options binary</text:span></text:p>
      <text:p text:style-name="P5">import COM.ibm.netrexx.process.NetRexxA</text:p>
      <text:p text:style-name="P5"><text:alphabetical-index-mark-start text:id="IMark486280380"/>interpreter<text:alphabetical-index-mark-end text:id="IMark486280380"/>=NetRexxA()</text:p>
      <text:p text:style-name="P5">files=['hello.nrx']</text:p>
      <text:p text:style-name="P5">flags=['nocrossref', 'verbose0']</text:p>
      <text:p text:style-name="P5"><text:soft-page-break/><text:alphabetical-index-mark-start text:id="IMark486280380"/>interpreter<text:alphabetical-index-mark-end text:id="IMark486280380"/>.parse(files, flags)</text:p>
      <text:p text:style-name="Preformatted_20_Text">–– <text:span text:style-name="T15">make </text:span><text:alphabetical-index-mark-start text:id="IMark486280380"/><text:span text:style-name="T15">interpreter</text:span><text:alphabetical-index-mark-end text:id="IMark486280380"/></text:p>
      <text:p text:style-name="Preformatted_20_Text">–– <text:span text:style-name="T15">a file to interpret</text:span></text:p>
      <text:p text:style-name="Preformatted_20_Text">–– <text:span text:style-name="T15">flags, for example</text:span></text:p>
      <text:p text:style-name="Preformatted_20_Text">–– <text:span text:style-name="T15">parse the file(s), using the flags</text:span></text:p>
      <text:p text:style-name="Preformatted_20_Text"><text:s text:c="4"/><text:span text:style-name="T15">helloClass=</text:span><text:alphabetical-index-mark-start text:id="IMark486280380"/><text:span text:style-name="T15">interpreter</text:span><text:alphabetical-index-mark-end text:id="IMark486280380"/><text:span text:style-name="T15">.</text:span><text:alphabetical-index-mark-start text:id="IMark253942080" text:main-entry="true"/><text:span text:style-name="T15">getClassObject</text:span><text:alphabetical-index-mark-end text:id="IMark253942080"/><text:span text:style-name="T15">(null, 'hello') </text:span>–– <text:span text:style-name="T15">find the hello Class</text:span></text:p>
      <text:p text:style-name="Preformatted_20_Text"><text:s text:c="4"/>–– <text:span text:style-name="T15">find the 'main' method; it takes an array of Strings as its argument</text:span></text:p>
      <text:p text:style-name="Preformatted_20_Text"><text:s text:c="4"/><text:span text:style-name="T15">classes=[</text:span><text:alphabetical-index-mark-start text:id="IMark253942080"/><text:span text:style-name="T15">interpreter</text:span><text:alphabetical-index-mark-end text:id="IMark253942080"/><text:span text:style-name="T15">.</text:span><text:alphabetical-index-mark-start text:id="IMark486280380" text:main-entry="true"/><text:span text:style-name="T15">getClassObject</text:span><text:alphabetical-index-mark-end text:id="IMark486280380"/><text:span text:style-name="T15">('</text:span><text:alphabetical-index-mark-start text:id="IMark486235940"/><text:span text:style-name="T15">java</text:span><text:alphabetical-index-mark-end text:id="IMark486235940"/><text:span text:style-name="T15">.lang', 'String', 1)]</text:span></text:p>
      <text:p text:style-name="Preformatted_20_Text"><text:s text:c="4"/><text:span text:style-name="T15">mainMethod=helloClass.getMethod('main', classes)</text:span></text:p>
      <text:p text:style-name="Preformatted_20_Text"><text:s text:c="4"/>–– <text:span text:style-name="T15">now invoke it, with a null instance (it's static) and an empty String array</text:span></text:p>
      <text:p text:style-name="Preformatted_20_Text"><text:s text:c="4"/><text:span text:style-name="T15">values=[Object String[0]]</text:span></text:p>
      <text:p text:style-name="Preformatted_20_Text"><text:s text:c="4"/><text:span text:style-name="T15">loop for 10 </text:span><text:s text:c="3"/>–– <text:span text:style-name="T15">let's call it ten times, for fun...</text:span></text:p>
      <text:p text:style-name="Preformatted_20_Text"><text:s text:c="6"/><text:span text:style-name="T15">mainMethod.invoke(null, values)</text:span></text:p>
      <text:p text:style-name="P16">end </text:p>
      <text:p text:style-name="P10">Compiling and running (or interpreting!) this example program will illustrate some important points, especially if a <text:span text:style-name="T9">trace all </text:span>instruction is added near the top. First, the <text:alphabetical-index-mark-start text:id="IMark486235940" text:main-entry="true"/>performance<text:alphabetical-index-mark-end text:id="IMark486235940"/> of the <text:alphabetical-index-mark-start text:id="IMark486280380"/>interpreter<text:alphabetical-index-mark-end text:id="IMark486280380"/> (or indeed the compiler) is dominated by JVM and other start-up costs; constructing the <text:alphabetical-index-mark-start text:id="IMark253942080"/>interpreter<text:alphabetical-index-mark-end text:id="IMark253942080"/> is expensive as the classpath has to be searched for duplicate classes, <text:span text:style-name="T10">etc. </text:span>Similarly, the first call to the parse method is slow because of the time taken to load, verify, and JIT-compile the classes that comprise the <text:alphabetical-index-mark-start text:id="IMark276539172"/>interpreter<text:alphabetical-index-mark-end text:id="IMark276539172"/>.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5">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276539172"/>interpreter<text:alphabetical-index-mark-end text:id="IMark276539172"/> (but excluding those known only to the NetRexxC com- mand interface, such as time).8 The parse method prefixes the no<text:alphabetical-index-mark-start text:id="IMark253942080"/>java<text:alphabetical-index-mark-end text:id="IMark253942080"/> flag automatically, to prevent .<text:alphabetical-index-mark-start text:id="IMark486280380"/>java<text:alphabetical-index-mark-end text:id="IMark486280380"/>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486280380" text:main-entry="true"/>getClassObject<text:alphabetical-index-mark-end text:id="IMark486280380"/> method <text:bookmark-end text:name="__RefHeading__4941_1453098226"/></text:h>
      <text:p text:style-name="P9">Syntax: </text:p>
      <text:p text:style-name="Preformatted_20_Text"><text:s text:c="4"/><text:alphabetical-index-mark-start text:id="IMark486280380" text:main-entry="true"/><text:span text:style-name="T15">getClassObject</text:span><text:alphabetical-index-mark-end text:id="IMark486280380"/><text:span text:style-name="T15">(package=String, name=String [,dimension=int]) returns Class</text:span></text:p>
      <text:p text:style-name="P10">This method lets you obtain a Class object (an object of type <text:alphabetical-index-mark-start text:id="IMark486280380"/>java<text:alphabetical-index-mark-end text:id="IMark486280380"/>.lang.Class) repres- enting a class (or array) known to the <text:alphabetical-index-mark-start text:id="IMark253942080"/>interpreter<text:alphabetical-index-mark-end text:id="IMark253942080"/>,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253942080"/>java<text:alphabetical-index-mark-end text:id="IMark253942080"/>.lang.String[] array Class object is requested. </text:p>
      <text:p text:style-name="P10">Once a Class object has been retrieved from the <text:alphabetical-index-mark-start text:id="IMark253942080"/>interpreter<text:alphabetical-index-mark-end text:id="IMark253942080"/> it may be used with the <text:alphabetical-index-mark-start text:id="IMark486280380"/>Java<text:alphabetical-index-mark-end text:id="IMark486280380"/> reflection API as usual. The Class objects returned are only valid until the parse method is next invoked. </text:p>
      <text:h text:style-name="Heading_20_3" text:outline-level="3">Interpreting programs contained in memory strings</text:h>
      <text:p text:style-name="Standard">RexxLA's NetRexx 3.01 release adds some extensions to the <text:alphabetical-index-mark-start text:id="IMark486280380" text:main-entry="true"/>NetRexxA API<text:alphabetical-index-mark-end text:id="IMark486280380"/>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Standard"><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0"/>
      <text:p text:style-name="Horizontal_20_Line"/>
      <text:p text:style-name="Standard">The third extension is a slightly more complex “eval” method that allows a program to call a static method in a program string and receive an object back. </text:p>
      <text:p text:style-name="P18"/>
      <text:p text:style-name="P18"/>
      <text:p text:style-name="P18"><text:s/>method eval(programname=String, programstring=String, methodname=String, argstring=String "", flagstring=String "") returns Object <text:s/></text:p>
      <text:p text:style-name="P18"/>
      <text:p text:style-name="P18"><text:s/>A convenience method to interpret a method from a NetRexx program in a string and return an object:</text:p>
      <text:p text:style-name="P18"><text:s text:c="4"/>programname is the program name,</text:p>
      <text:p text:style-name="P18"><text:s text:c="4"/>programstring is the program string,</text:p>
      <text:p text:style-name="P18"><text:soft-page-break/><text:s text:c="4"/>methodname is the method name to call - the method must accept a String array like main methods, </text:p>
      <text:p text:style-name="P18"><text:s text:c="4"/>argstring is the argument string <text:s/>(optional),</text:p>
      <text:p text:style-name="P18"><text:s text:c="4"/>flagstring is the translator flags string <text:s/>(optional)</text:p>
      <text:p text:style-name="P18"><text:s text:c="4"/>This method returns an object if no error. The default flag is -verbose0</text:p>
      <text:p text:style-name="P18"/>
      <text:p text:style-name="P18"/>
      <text:p text:style-name="P19">Here is a simple example using the eval method:</text:p>
      <text:p text:style-name="P19"/>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0"/>
      <text:p text:style-name="P20"/>
      <text:p text:style-name="P21"/>
      <text:h text:style-name="Heading_20_1" text:outline-level="1">Current Restrictions</text:h>
      <text:p text:style-name="P9">The NetRexx translator is now functionally complete, though work continues on usability and <text:alphabetical-index-mark-start text:id="IMark486280380" text:main-entry="true"/>performance<text:alphabetical-index-mark-end text:id="IMark486280380"/> improvements. As of this version there are still a number of restrictions, listed below. </text:p>
      <text:p text:style-name="P8"><text:span text:style-name="T14">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4">wish-list” (and please send in your wishes). </text:span></text:p>
      <text:h text:style-name="Heading_20_3" text:outline-level="3">General restrictions </text:h>
      <text:list xml:id="list513370558" text:style-name="L10">
        <text:list-item>
          <text:p text:style-name="P46">The translator requires that <text:alphabetical-index-mark-start text:id="IMark253942080"/>Java<text:alphabetical-index-mark-end text:id="IMark253942080"/> <text:span text:style-name="T9">1.1.2 </text:span>or later be installed. To use the interpreter functions, <text:alphabetical-index-mark-start text:id="IMark276539172"/>Java<text:alphabetical-index-mark-end text:id="IMark276539172"/> <text:span text:style-name="T9">1.2 </text:span>(<text:alphabetical-index-mark-start text:id="IMark486280380"/>Java<text:alphabetical-index-mark-end text:id="IMark486280380"/> 2) is required. </text:p>
        </text:list-item>
        <text:list-item>
          <text:p text:style-name="P46">Certain forward references (in particular, references to methods later in a program from the argument list of an earlier method) are not handled by the translator. For these, try reordering the methods. </text:p>
        </text:list-item>
      </text:list>
      <text:h text:style-name="P37" text:outline-level="3">Compiler restrictions </text:h>
      <text:list xml:id="list1978406984" text:continue-numbering="true" text:style-name="L10">
        <text:list-header>
          <text:p text:style-name="P46">The following restrictions are due to the use of a translator for compiling, and would probably only be lifted if a direct-to-bytecodes NetRexx compiler were built. </text:p>
          <text:list>
            <text:list-item>
              <text:p text:style-name="P46">Externally-visible names (property, method, and class names) cannot be <text:alphabetical-index-mark-start text:id="IMark276539172"/>Java<text:alphabetical-index-mark-end text:id="IMark276539172"/> reserved words (you probably want to avoid these anyway, as people who have to write in <text:alphabetical-index-mark-start text:id="IMark486235940"/>Java<text:alphabetical-index-mark-end text:id="IMark486235940"/> cannot refer to them), and cannot start with “$0”. </text:p>
            </text:list-item>
            <text:list-item>
              <text:p text:style-name="P46">There are various restrictions on naming and the contents of programs (the first class name must match the program name, <text:span text:style-name="T10">etc.), </text:span>required to meet <text:alphabetical-index-mark-start text:id="IMark276539172"/>Java<text:alphabetical-index-mark-end text:id="IMark276539172"/> rules. </text:p>
            </text:list-item>
            <text:list-item>
              <text:p text:style-name="P46">The <text:alphabetical-index-mark-start text:id="IMark486280380"/><text:span text:style-name="T16">java</text:span><text:alphabetical-index-mark-end text:id="IMark486280380"/><text:span text:style-name="T16">c </text:span>compiler requires that mutually-dependent source files be on the CLASSPATH, so it can find the source files. NetRexxC does not have this restriction, but when using <text:alphabetical-index-mark-start text:id="IMark486235940"/><text:span text:style-name="T16">java</text:span><text:alphabetical-index-mark-end text:id="IMark486235940"/><text:span text:style-name="T16">c </text:span>for the final compilation you will need to follow the convention described in the <text:span text:style-name="T10">Compiling multiple programs and using packages </text:span>section (see page 23). </text:p>
            </text:list-item>
            <text:list-item>
              <text:p text:style-name="P46">The <text:span text:style-name="T16">symbols </text:span>option (which requests that debugging information be added to gener- ated <text:span text:style-name="T16">.class </text:span>files) applies to all programs compiled together if any of them specify that option. </text:p>
            </text:list-item>
            <text:list-item>
              <text:p text:style-name="P46">Some binary floating point underflows may be treated as zero instead of being trapped as errors. </text:p>
            </text:list-item>
          </text:list>
        </text:list-header>
      </text:list>
      <text:list xml:id="list860817538" text:style-name="L11">
        <text:list-item>
          <text:p text:style-name="P47">When <text:span text:style-name="T17">trace </text:span>is used, side-effects of calls to <text:span text:style-name="T16">this() </text:span>and <text:span text:style-name="T16">super() </text:span>in constructors may be seen before <text:soft-page-break/>the method and method call instructions are traced – this is because the <text:alphabetical-index-mark-start text:id="IMark486235940"/>Java<text:alphabetical-index-mark-end text:id="IMark486235940"/> language does not permit tracing instructions to be added before the call to <text:span text:style-name="T16">this() </text:span>or <text:span text:style-name="T16">super(). </text:span></text:p>
        </text:list-item>
        <text:list-item>
          <text:p text:style-name="P47">The results of expressions consisting of the single term “null” are not traced. </text:p>
        </text:list-item>
        <text:list-item>
          <text:p text:style-name="P47">When a minor (inner) class is explicitly imported, its parent class or classes must </text:p>
          <text:p text:style-name="P47">also be explicitly imported, or <text:alphabetical-index-mark-start text:id="IMark486235940"/><text:span text:style-name="T16">java</text:span><text:alphabetical-index-mark-end text:id="IMark486235940"/><text:span text:style-name="T16">c </text:span>will report that the class cannot be found. </text:p>
        </text:list-item>
        <text:list-item>
          <text:p text:style-name="P47">If you have a <text:span text:style-name="T17">loop </text:span>construct with a large number (perhaps hundreds) of instructions inside it, running the compiled class may fail with an <text:span text:style-name="T17">illegal target of jump or branch </text:span>verification error (or, under <text:alphabetical-index-mark-start text:id="IMark486280380"/>Java<text:alphabetical-index-mark-end text:id="IMark486280380"/> 1.1, simply terminate execution after one iteration of the loop). This is due to a bug in <text:alphabetical-index-mark-start text:id="IMark276539172"/><text:span text:style-name="T16">java</text:span><text:alphabetical-index-mark-end text:id="IMark276539172"/><text:span text:style-name="T16">c;9 </text:span>one workaround is to move some of the code out of the loop, perhaps into a private method. </text:p>
        </text:list-item>
        <text:list-item>
          <text:p text:style-name="P47">(The following problem may occur in larger methods, with <text:alphabetical-index-mark-start text:id="IMark486280380"/>Java<text:alphabetical-index-mark-end text:id="IMark486280380"/> 1.1.2; it seems to have been fixed in later versions of <text:alphabetical-index-mark-start text:id="IMark486235940"/>Java<text:alphabetical-index-mark-end text:id="IMark486235940"/>): NetRexxC does not restrict the number of local variables used or generated. However, the 1.1.2 <text:alphabetical-index-mark-start text:id="IMark276539172"/><text:span text:style-name="T16">java</text:span><text:alphabetical-index-mark-end text:id="IMark276539172"/><text:span text:style-name="T16">c </text:span>compiler fails with unrelated error messages (such as <text:span text:style-name="T17">statement unreachable </text:span>or <text:span text:style-name="T17">variable may be uninitialized) </text:span>if asked to handle more than 63 local variables. </text:p>
        </text:list-item>
      </text:list>
      <text:h text:style-name="Heading_20_3" text:outline-level="3">Interpreter restrictions </text:h>
      <text:list xml:id="list1343723512" text:continue-numbering="true" text:style-name="L11">
        <text:list-header>
          <text:p text:style-name="P47">Interpreting <text:alphabetical-index-mark-start text:id="IMark486280380"/>Java<text:alphabetical-index-mark-end text:id="IMark486280380"/>-based programs is complex, and is constrained by various security issues and the architecture of the <text:alphabetical-index-mark-start text:id="IMark276539172"/>Java<text:alphabetical-index-mark-end text:id="IMark276539172"/> Virtual Machine. As a result, the following restrictions apply; these will not affect most uses of the interpreter. </text:p>
        </text:list-header>
      </text:list>
      <text:list xml:id="list1394174205" text:style-name="L12">
        <text:list-item>
          <text:p text:style-name="P48">For interpretation to proceed, when any of –<text:span text:style-name="T16">exec, –arg, </text:span>or –<text:span text:style-name="T16">noarg </text:span>is specified, you must be running a <text:alphabetical-index-mark-start text:id="IMark486280380"/>Java<text:alphabetical-index-mark-end text:id="IMark486280380"/> 2 JVM (<text:alphabetical-index-mark-start text:id="IMark486280284"/>Java<text:alphabetical-index-mark-end text:id="IMark486280284"/> Virtual Machine). That is, the command “<text:alphabetical-index-mark-start text:id="IMark276539172"/>java<text:alphabetical-index-mark-end text:id="IMark276539172"/> –<text:span text:style-name="T16">version” </text:span>should report a version of <text:span text:style-name="T9">1.2 </text:span>or later. Parsing and compilation, however, only require <text:alphabetical-index-mark-start text:id="IMark258724620"/>Java<text:alphabetical-index-mark-end text:id="IMark258724620"/> 1.1.2. </text:p>
        </text:list-item>
        <text:list-item>
          <text:p text:style-name="P48">Certain “built-in” <text:alphabetical-index-mark-start text:id="IMark276539172"/>Java<text:alphabetical-index-mark-end text:id="IMark276539172"/> classes (notably <text:alphabetical-index-mark-start text:id="IMark486280284"/><text:span text:style-name="T16">java</text:span><text:alphabetical-index-mark-end text:id="IMark486280284"/><text:span text:style-name="T16">.lang.Object, </text:span><text:alphabetical-index-mark-start text:id="IMark258724620"/><text:span text:style-name="T16">java</text:span><text:alphabetical-index-mark-end text:id="IMark258724620"/><text:span text:style-name="T16">.lang.String, </text:span>and <text:alphabetical-index-mark-start text:id="IMark486280380"/><text:span text:style-name="T16">java</text:span><text:alphabetical-index-mark-end text:id="IMark486280380"/><text:span text:style-name="T16">.lang.Throwable) </text:span>are constrained by the JVM in that they are assumed to be pre-loaded. An attempt to interpret them is allowed, but will cause the later loading of any other classes to fail with a class cast exception. </text:p>
        </text:list-item>
        <text:list-item>
          <text:p text:style-name="P48">Interpreted classes have a stub which is loaded by a private class loader. This means that they will usually not be visible to external (non-interpreted) classes which attempt to find them explicitly using reflection, <text:span text:style-name="T16">Class.forName(), </text:span><text:span text:style-name="T10">etc. </text:span>Instead, these calls may find compiled versions of the classes from the classpath. Therefore, to find the “live” classes being interpreted, use the NetRexxA interpreter API interface (described below). </text:p>
        </text:list-item>
        <text:list-item>
          <text:p text:style-name="P48">An interpreter cannot completely emulate the actions taken by the <text:alphabetical-index-mark-start text:id="IMark486280284"/>Java<text:alphabetical-index-mark-end text:id="IMark486280284"/> Virtual Machine as it closes down. Therefore, special rules are followed to determine when an application is assumed to have ended when interpreting (that is, when any of –<text:span text:style-name="T16">exec, –arg, </text:span>or –<text:span text:style-name="T16">noarg </text:span>is specified): </text:p>
          <text:p text:style-name="P51">• <text:span text:style-name="T14">If the application being interpreted invokes the </text:span><text:span text:style-name="T16">exit </text:span><text:span text:style-name="T14">method of the </text:span><text:alphabetical-index-mark-start text:id="IMark486280380"/><text:span text:style-name="T16">java</text:span><text:alphabetical-index-mark-end text:id="IMark486280380"/><text:span text:style-name="T16">.lang.System </text:span><text:span text:style-name="T14">class, the run ends immediately (even if –</text:span><text:alphabetical-index-mark-start text:id="IMark258724620" text:main-entry="true"/><text:alphabetical-index-mark-start text:id="IMark486280284" text:main-entry="true"/><text:alphabetical-index-mark-start text:id="IMark276539172" text:main-entry="true"/><text:span text:style-name="T16">prompt</text:span><text:alphabetical-index-mark-end text:id="IMark276539172"/><text:alphabetical-index-mark-end text:id="IMark486280284"/><text:alphabetical-index-mark-end text:id="IMark258724620"/><text:span text:style-name="T16"> </text:span><text:span text:style-name="T14">was speci</text:span><text:span text:style-name="T14">fied). The call cannot be intercepted by the interpreter, and is assumed to be an explicit request by the application to terminate the process and release all resources. </text:span></text:p>
        </text:list-item>
      </text:list>
      <text:p text:style-name="P8"><text:span text:style-name="T14">In other cases, NetRexxC has to decide when the application ends and hence when to leave NetRexxC (or display the </text:span><text:alphabetical-index-mark-start text:id="IMark258724620" text:main-entry="true"/><text:alphabetical-index-mark-start text:id="IMark486280284" text:main-entry="true"/><text:alphabetical-index-mark-start text:id="IMark276539172" text:main-entry="true"/><text:span text:style-name="T14">prompt</text:span><text:alphabetical-index-mark-end text:id="IMark276539172"/><text:alphabetical-index-mark-end text:id="IMark486280284"/><text:alphabetical-index-mark-end text:id="IMark258724620"/><text:span text:style-name="T14">, if </text:span>–<text:alphabetical-index-mark-start text:id="IMark486280380" text:main-entry="true"/><text:alphabetical-index-mark-start text:id="IMark258726444" text:main-entry="true"/><text:alphabetical-index-mark-start text:id="IMark253939776" text:main-entry="true"/><text:span text:style-name="T16">prompt</text:span><text:alphabetical-index-mark-end text:id="IMark253939776"/><text:alphabetical-index-mark-end text:id="IMark258726444"/><text:alphabetical-index-mark-end text:id="IMark486280380"/><text:span text:style-name="T16"> </text:span><text:span text:style-name="T14">was specified). The following rules apply: </text:span></text:p>
      <text:list xml:id="list1922933896" text:style-name="L13">
        <text:list-item>
          <text:p text:style-name="P49"><text:soft-page-break/>If any of the programs being interpreted contains the NetRexx <text:span text:style-name="T17">exit </text:span>instruction and the application leaves extra user threads active after the <text:span text:style-name="T16">main </text:span>method ends then NetRexxC will wait for an exit instruction to be executed before assuming the application has ended and exiting (or re-<text:alphabetical-index-mark-start text:id="IMark258726444" text:main-entry="true"/><text:alphabetical-index-mark-start text:id="IMark253939776" text:main-entry="true"/>prompt<text:alphabetical-index-mark-end text:id="IMark253939776"/><text:alphabetical-index-mark-end text:id="IMark258726444"/>ing). </text:p>
        </text:list-item>
        <text:list-item>
          <text:p text:style-name="P49">Otherwise (that is, there are no extra threads, or no <text:span text:style-name="T17">exit </text:span>instruction was seen) the application is assumed to have ended as soon as the <text:span text:style-name="T16">main </text:span>method returns and in this case the run ends (or the <text:alphabetical-index-mark-start text:id="IMark253939776" text:main-entry="true"/><text:alphabetical-index-mark-start text:id="IMark486280380" text:main-entry="true"/><text:alphabetical-index-mark-start text:id="IMark258726444" text:main-entry="true"/>prompt<text:alphabetical-index-mark-end text:id="IMark258726444"/><text:alphabetical-index-mark-end text:id="IMark486280380"/><text:alphabetical-index-mark-end text:id="IMark253939776"/> is shown) immediately. This rule allows a program such as “hello world” to be run after a windowing application (which leaves threads active) without a deadlocked wait. </text:p>
          <text:p text:style-name="P49">These rules normally “do the right thing”. Applications which create windows may, however, appear to exit prematurely unless they use the NetRexx <text:span text:style-name="T17">exit </text:span>instruction to end their execution, because of the last rule. </text:p>
          <text:p text:style-name="P52"><text:span text:style-name="T14">Applications which include both thread creation and an </text:span><text:span text:style-name="T17">exit </text:span><text:span text:style-name="T14">instruction which is never executed will wait indefinitely and will need to be interrupted by an external “break” request, or equivalent, just as they would if run from compiled classes. </text:span></text:p>
        </text:list-item>
        <text:list-item>
          <text:p text:style-name="P49">Interpreting programs which set up their own security managers may prevent correct operation of the interpreter. </text:p>
        </text:list-item>
      </text:list>
      <text:p text:style-name="P8"/>
      <text:h text:style-name="Heading_20_1" text:outline-level="1"><text:reference-mark text:name="refnlrset"/></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35">G</text:p>
          <text:p text:style-name="P36">getClassObject <text:s text:c="4"/><text:span text:style-name="Page_20_Number">3, 31-33</text:span></text:p>
          <text:p text:style-name="P35">I</text:p>
          <text:p text:style-name="P36">install <text:s text:c="4"/><text:span text:style-name="Page_20_Number">7, 11, 13, 15-17, 19</text:span></text:p>
          <text:p text:style-name="P36">Install <text:s text:c="4"/><text:span text:style-name="Page_20_Number">3, 5, 7, 11, 13, 15, 17</text:span></text:p>
          <text:p text:style-name="P36">interpreter <text:s text:c="4"/><text:span text:style-name="Page_20_Number">5, 17, 27-29, 31-33</text:span></text:p>
          <text:p text:style-name="P36">Interpreter <text:s text:c="4"/><text:span text:style-name="Page_20_Number">3, 27, 29</text:span></text:p>
          <text:p text:style-name="P35">J</text:p>
          <text:p text:style-name="P36">java <text:s text:c="4"/><text:span text:style-name="Page_20_Number">7, 11, 15, 19-23, 25, 28, 31-33, 37, 38</text:span></text:p>
          <text:p text:style-name="P36">Java <text:s text:c="4"/><text:span text:style-name="Page_20_Number">5, 7, 9, 11, 13, 15, 17, 20-22, 27, 28, 31, 33, 37, 38</text:span></text:p>
          <text:p text:style-name="P35">N</text:p>
          <text:p text:style-name="P36">NetRexxA API <text:s text:c="4"/><text:span text:style-name="Page_20_Number">3, 28, 31, 33</text:span></text:p>
          <text:p text:style-name="P35">P</text:p>
          <text:p text:style-name="P36">performance <text:s text:c="4"/><text:span text:style-name="Page_20_Number">28, 29, 32, 37</text:span></text:p>
          <text:p text:style-name="P36">Performance <text:s text:c="4"/><text:span text:style-name="Page_20_Number">3, 29</text:span></text:p>
          <text:p text:style-name="P36">prompt <text:s text:c="4"/><text:span text:style-name="Page_20_Number">3, 7, 15, 25, 28, 38, 39</text:span></text:p>
          <text:p text:style-name="P35">U</text:p>
          <text:p text:style-name="P36">unpacking <text:s text:c="4"/><text:span text:style-name="Page_20_Number">9</text:span></text:p>
          <text:p text:style-name="P36">Unpacking <text:s text:c="4"/><text:span text:style-name="Page_20_Number">3, 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master-page-name="">
      <style:paragraph-properties fo:margin-top="2cm" fo:margin-bottom="0.212cm" style:page-number="auto"/>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Translator as a Compiler</text:chapter></text:span><text:tab/><text:span text:style-name="MT1"><text:page-number style:num-format="1" text:select-page="current">2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Using the Translator as a Compiler</text:chapter></text:span><text:span text:style-name="MT3"><text:tab/></text:span><text:span text:style-name="MT1"><text:page-number style:num-format="1" text:select-page="current">2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2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6T13:51:05</dc:date>
    <dc:title>NetRexx 3</dc:title>
    <dc:subject>Version 3.00</dc:subject>
    <dc:description>Copyright (c) Mike Cowlishaw  1979, 2009.
 
Converted from GML (NRL markup) 2009.05.22 11:34:56</dc:description>
    <dc:language>en-gb</dc:language>
    <meta:editing-cycles>52</meta:editing-cycles>
    <meta:editing-duration>PT18H20M18S</meta:editing-duration>
    <meta:document-statistic meta:table-count="0" meta:image-count="0" meta:object-count="0" meta:page-count="43" meta:paragraph-count="403" meta:word-count="7231" meta:character-count="45071"/>
    <meta:hyperlink-behaviour office:target-frame-name="_blank" xlink:show="new"/>
  </office:meta>
</office:document-meta>
</file>